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Guessinftree</text:p>
          </table:table-cell>
          <table:table-cell table:style-name="ce1" office:value-type="string" calcext:value-type="string">
            <text:p>Daten</text:p>
          </table:table-cell>
          <table:table-cell table:style-name="ce1"/>
          <table:table-cell table:style-name="ce1" office:value-type="string" calcext:value-type="string">
            <text:p>Durchschnittlicher absoluter fehler a</text:p>
          </table:table-cell>
          <table:table-cell table:style-name="ce1" office:value-type="string" calcext:value-type="string">
            <text:p>durchschnitt von absoluter fehler / anzahl teilnehmer in studie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Johnosn Laird</text:p>
          </table:table-cell>
          <table:table-cell office:value-type="string" calcext:value-type="string">
            <text:p>No Guessing</text:p>
          </table:table-cell>
          <table:table-cell office:value-type="string" calcext:value-type="string">
            <text:p>4ans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: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62285658069348" calcext:value-type="float">
            <text:p>0.4622856581</text:p>
          </table:table-cell>
          <table:table-cell office:value-type="float" office:value="0.418948078939263" calcext:value-type="float">
            <text:p>0.4189480789</text:p>
          </table:table-cell>
          <table:table-cell office:value-type="float" office:value="0.580371264035351" calcext:value-type="float">
            <text:p>0.5803712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nosn Laird</text:p>
          </table:table-cell>
          <table:table-cell office:value-type="string" calcext:value-type="string">
            <text:p>Stochastch Guessing</text:p>
          </table:table-cell>
          <table:table-cell office:value-type="string" calcext:value-type="string">
            <text:p>16ans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: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uessing</text:p>
          </table:table-cell>
          <table:table-cell table:number-columns-repeated="6"/>
        </table:table-row>
        <table:table-row table:style-name="ro1">
          <table:table-cell table:style-name="ce2"/>
          <table:table-cell office:value-type="float" office:value="0.584064564015513" calcext:value-type="float">
            <text:p>0.584064564</text:p>
          </table:table-cell>
          <table:table-cell office:value-type="float" office:value="0.202996854659428" calcext:value-type="float">
            <text:p>0.2029968547</text:p>
          </table:table-cell>
          <table:table-cell office:value-type="float" office:value="0.857332156458545" calcext:value-type="float">
            <text:p>0.8573321565</text:p>
          </table:table-cell>
          <table:table-cell office:value-type="float" office:value="0.25593749008342" calcext:value-type="float">
            <text:p>0.2559374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hnosn Laird</text:p>
          </table:table-cell>
          <table:table-cell office:value-type="string" calcext:value-type="string">
            <text:p>Parameter Guessing</text:p>
          </table:table-cell>
          <table:table-cell office:value-type="string" calcext:value-type="string">
            <text:p>16ans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: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uessin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q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77575691446128" calcext:value-type="float">
            <text:p>0.5775756914</text:p>
          </table:table-cell>
          <table:table-cell office:value-type="float" office:value="0.160026816444584" calcext:value-type="float">
            <text:p>0.1600268164</text:p>
          </table:table-cell>
          <table:table-cell office:value-type="float" office:value="0.952920718975534" calcext:value-type="float">
            <text:p>0.952920719</text:p>
          </table:table-cell>
          <table:table-cell office:value-type="float" office:value="0.27837497287151" calcext:value-type="float">
            <text:p>0.2783749729</text:p>
          </table:table-cell>
          <table:table-cell office:value-type="float" office:value="0.40262387169004" calcext:value-type="float">
            <text:p>0.4026238717</text:p>
          </table:table-cell>
          <table:table-cell office:value-type="float" office:value="0.216819632451551" calcext:value-type="float">
            <text:p>0.2168196325</text:p>
          </table:table-cell>
          <table:table-cell office:value-type="float" office:value="0.669734709190821" calcext:value-type="float">
            <text:p>0.6697347092</text:p>
          </table:table-cell>
          <table:table-cell office:value-type="float" office:value="0.212042253196247" calcext:value-type="float">
            <text:p>0.212042253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ohnosn Laird</text:p>
          </table:table-cell>
          <table:table-cell office:value-type="string" calcext:value-type="string">
            <text:p>Stochastch Guessing</text:p>
          </table:table-cell>
          <table:table-cell office:value-type="string" calcext:value-type="string">
            <text:p>4answer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arameter: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uessing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0.46591966594155" calcext:value-type="float">
            <text:p>0.4659196659</text:p>
          </table:table-cell>
          <table:table-cell office:value-type="float" office:value="0.40344986263168" calcext:value-type="float">
            <text:p>0.4034498626</text:p>
          </table:table-cell>
          <table:table-cell office:value-type="float" office:value="0.577121044147465" calcext:value-type="float">
            <text:p>0.5771210441</text:p>
          </table:table-cell>
          <table:table-cell office:value-type="float" office:value="0.00960966764072476" calcext:value-type="float">
            <text:p>0.009609667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Johnosn Laird</text:p>
          </table:table-cell>
          <table:table-cell office:value-type="string" calcext:value-type="string">
            <text:p>Parameter Guessing</text:p>
          </table:table-cell>
          <table:table-cell office:value-type="string" calcext:value-type="string">
            <text:p>4answer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arameter: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uessin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q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4" office:value-type="float" office:value="0.000921339879329741" calcext:value-type="float">
            <text:p>9.21E-04</text:p>
          </table:table-cell>
          <table:table-cell office:value-type="float" office:value="0.716330156026654" calcext:value-type="float">
            <text:p>0.716330156</text:p>
          </table:table-cell>
          <table:table-cell office:value-type="float" office:value="0.402470218033409" calcext:value-type="float">
            <text:p>0.402470218</text:p>
          </table:table-cell>
          <table:table-cell office:value-type="float" office:value="0.0959815522160819" calcext:value-type="float">
            <text:p>0.0959815522</text:p>
          </table:table-cell>
          <table:table-cell office:value-type="float" office:value="0.999547125236071" calcext:value-type="float">
            <text:p>0.9995471252</text:p>
          </table:table-cell>
          <table:table-cell office:value-type="float" office:value="0.549609300701492" calcext:value-type="float">
            <text:p>0.5496093007</text:p>
          </table:table-cell>
          <table:table-cell office:value-type="float" office:value="0.992526381198722" calcext:value-type="float">
            <text:p>0.9925263812</text:p>
          </table:table-cell>
          <table:table-cell office:value-type="float" office:value="0.970429774913391" calcext:value-type="float">
            <text:p>0.970429774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lauer</text:p>
          </table:table-cell>
          <table:table-cell office:value-type="string" calcext:value-type="string">
            <text:p>No Guessing</text:p>
          </table:table-cell>
          <table:table-cell office:value-type="string" calcext:value-type="string">
            <text:p>16ans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: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float" office:value="0.934804491912603" calcext:value-type="float">
            <text:p>0.9348044919</text:p>
          </table:table-cell>
          <table:table-cell office:value-type="float" office:value="0.579481130040212" calcext:value-type="float">
            <text:p>0.57948113</text:p>
          </table:table-cell>
          <table:table-cell office:value-type="float" office:value="0.251048722589056" calcext:value-type="float">
            <text:p>0.2510487226</text:p>
          </table:table-cell>
          <table:table-cell office:value-type="float" office:value="0.660324546521252" calcext:value-type="float">
            <text:p>0.6603245465</text:p>
          </table:table-cell>
          <table:table-cell office:value-type="float" office:value="0.507671569440709" calcext:value-type="float">
            <text:p>0.5076715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auer</text:p>
          </table:table-cell>
          <table:table-cell office:value-type="string" calcext:value-type="string">
            <text:p>Stochastch Guessing</text:p>
          </table:table-cell>
          <table:table-cell office:value-type="string" calcext:value-type="string">
            <text:p>16ans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: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aso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0.789700695992732" calcext:value-type="float">
            <text:p>0.789700696</text:p>
          </table:table-cell>
          <table:table-cell office:value-type="float" office:value="0.583133640613487" calcext:value-type="float">
            <text:p>0.5831336406</text:p>
          </table:table-cell>
          <table:table-cell office:value-type="float" office:value="0.656063497438153" calcext:value-type="float">
            <text:p>0.6560634974</text:p>
          </table:table-cell>
          <table:table-cell office:value-type="float" office:value="0.998888203305947" calcext:value-type="float">
            <text:p>0.9988882033</text:p>
          </table:table-cell>
          <table:table-cell office:value-type="float" office:value="0.999986626708094" calcext:value-type="float">
            <text:p>0.9999866267</text:p>
          </table:table-cell>
          <table:table-cell office:value-type="float" office:value="0.00810423924167591" calcext:value-type="float">
            <text:p>0.008104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auer</text:p>
          </table:table-cell>
          <table:table-cell office:value-type="string" calcext:value-type="string">
            <text:p>Parameter Guessing</text:p>
          </table:table-cell>
          <table:table-cell office:value-type="string" calcext:value-type="string">
            <text:p>16answ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: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q</text:p>
          </table:table-cell>
        </table:table-row>
        <table:table-row table:style-name="ro1">
          <table:table-cell/>
          <table:table-cell office:value-type="float" office:value="0.837646499966036" calcext:value-type="float">
            <text:p>0.8376465</text:p>
          </table:table-cell>
          <table:table-cell office:value-type="float" office:value="0.0211330569023105" calcext:value-type="float">
            <text:p>0.0211330569</text:p>
          </table:table-cell>
          <table:table-cell office:value-type="float" office:value="0.968806366065737" calcext:value-type="float">
            <text:p>0.9688063661</text:p>
          </table:table-cell>
          <table:table-cell office:value-type="float" office:value="0.0151719949979457" calcext:value-type="float">
            <text:p>0.015171995</text:p>
          </table:table-cell>
          <table:table-cell office:value-type="float" office:value="0.979905038990032" calcext:value-type="float">
            <text:p>0.979905039</text:p>
          </table:table-cell>
          <table:table-cell table:style-name="ce4" office:value-type="float" office:value="0.000227583670067347" calcext:value-type="float">
            <text:p>2.28E-04</text:p>
          </table:table-cell>
          <table:table-cell office:value-type="float" office:value="0.846476066133795" calcext:value-type="float">
            <text:p>0.8464760661</text:p>
          </table:table-cell>
          <table:table-cell office:value-type="float" office:value="0.0477657562052574" calcext:value-type="float">
            <text:p>0.0477657562</text:p>
          </table:table-cell>
          <table:table-cell office:value-type="float" office:value="0.534412031300738" calcext:value-type="float">
            <text:p>0.5344120313</text:p>
          </table:table-cell>
          <table:table-cell office:value-type="float" office:value="0.189854172328935" calcext:value-type="float">
            <text:p>0.1898541723</text:p>
          </table:table-cell>
        </table:table-row>
        <table:table-row table:style-name="ro1">
          <table:table-cell table:style-name="ce3" office:value-type="string" calcext:value-type="string">
            <text:p>Klauer</text:p>
          </table:table-cell>
          <table:table-cell office:value-type="string" calcext:value-type="string">
            <text:p>No Guessing</text:p>
          </table:table-cell>
          <table:table-cell office:value-type="string" calcext:value-type="string">
            <text:p>4answer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arameter: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float" office:value="0.120405714833079" calcext:value-type="float">
            <text:p>0.1204057148</text:p>
          </table:table-cell>
          <table:table-cell office:value-type="float" office:value="0.354411781786945" calcext:value-type="float">
            <text:p>0.3544117818</text:p>
          </table:table-cell>
          <table:table-cell office:value-type="float" office:value="0.713489954559694" calcext:value-type="float">
            <text:p>0.7134899546</text:p>
          </table:table-cell>
          <table:table-cell office:value-type="float" office:value="0.999894587860545" calcext:value-type="float">
            <text:p>0.9998945879</text:p>
          </table:table-cell>
          <table:table-cell office:value-type="float" office:value="0.999993137042835" calcext:value-type="float">
            <text:p>0.99999313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Klauer</text:p>
          </table:table-cell>
          <table:table-cell office:value-type="string" calcext:value-type="string">
            <text:p>Stochastch Guessing</text:p>
          </table:table-cell>
          <table:table-cell office:value-type="string" calcext:value-type="string">
            <text:p>4answer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arameter: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ason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float" office:value="0.0862372441618119" calcext:value-type="float">
            <text:p>0.0862372442</text:p>
          </table:table-cell>
          <table:table-cell office:value-type="float" office:value="0.503151166644999" calcext:value-type="float">
            <text:p>0.5031511666</text:p>
          </table:table-cell>
          <table:table-cell office:value-type="float" office:value="0.386258344739835" calcext:value-type="float">
            <text:p>0.3862583447</text:p>
          </table:table-cell>
          <table:table-cell office:value-type="float" office:value="0.999173732408607" calcext:value-type="float">
            <text:p>0.9991737324</text:p>
          </table:table-cell>
          <table:table-cell office:value-type="float" office:value="0.99284593901723" calcext:value-type="float">
            <text:p>0.992845939</text:p>
          </table:table-cell>
          <table:table-cell office:value-type="float" office:value="0.0105023969124572" calcext:value-type="float">
            <text:p>0.010502396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Klauer</text:p>
          </table:table-cell>
          <table:table-cell office:value-type="string" calcext:value-type="string">
            <text:p>Parameter Guessing</text:p>
          </table:table-cell>
          <table:table-cell office:value-type="string" calcext:value-type="string">
            <text:p>4answer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arameter: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q</text:p>
          </table:table-cell>
        </table:table-row>
        <table:table-row table:style-name="ro1">
          <table:table-cell table:style-name="ce3"/>
          <table:table-cell office:value-type="float" office:value="0.0278244601570076" calcext:value-type="float">
            <text:p>0.0278244602</text:p>
          </table:table-cell>
          <table:table-cell office:value-type="float" office:value="0.935364562979546" calcext:value-type="float">
            <text:p>0.935364563</text:p>
          </table:table-cell>
          <table:table-cell office:value-type="float" office:value="0.399226904265877" calcext:value-type="float">
            <text:p>0.3992269043</text:p>
          </table:table-cell>
          <table:table-cell office:value-type="float" office:value="0.994232596717958" calcext:value-type="float">
            <text:p>0.9942325967</text:p>
          </table:table-cell>
          <table:table-cell office:value-type="float" office:value="0.00367866111332095" calcext:value-type="float">
            <text:p>0.0036786611</text:p>
          </table:table-cell>
          <table:table-cell table:style-name="ce4" office:value-type="float" office:value="0.000202318290300041" calcext:value-type="float">
            <text:p>2.02E-04</text:p>
          </table:table-cell>
          <table:table-cell office:value-type="float" office:value="0.99991608683294" calcext:value-type="float">
            <text:p>0.9999160868</text:p>
          </table:table-cell>
          <table:table-cell table:style-name="ce4" office:value-type="float" office:value="0.000714268969938647" calcext:value-type="float">
            <text:p>7.14E-04</text:p>
          </table:table-cell>
          <table:table-cell office:value-type="float" office:value="0.559499859409961" calcext:value-type="float">
            <text:p>0.5594998594</text:p>
          </table:table-cell>
          <table:table-cell office:value-type="float" office:value="0.216147160895117" calcext:value-type="float">
            <text:p>0.2161471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22:04:00.512534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6:34:25.473891706</meta:creation-date>
    <dc:date>2017-01-20T00:03:19.904298532</dc:date>
    <meta:editing-duration>PT5H14M5S</meta:editing-duration>
    <meta:editing-cycles>8</meta:editing-cycles>
    <meta:generator>LibreOffice/5.1.4.2$Linux_X86_64 LibreOffice_project/10m0$Build-2</meta:generator>
    <meta:document-statistic meta:table-count="1" meta:cell-count="187" meta:object-count="0"/>
  </office:meta>
</office:document-meta>
</file>